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 CASA script to create, clean, and display an image.</text:span></text:p>
      <text:p text:style-name="P1"><text:span text:style-name="T1"># Execute this script from within the CASA environment by issuing the</text:span></text:p>
      <text:p text:style-name="P1"><text:span text:style-name="T1"># CASA command: execfile('CASA_imager_SKA_2src.py') </text:span></text:p>
      <text:p text:style-name="P1"><text:span text:style-name="T1"/></text:p>
      <text:p text:style-name="P1"><text:span text:style-name="T1"># get rid of old versions of files to be created in this script</text:span></text:p>
      <text:p text:style-name="P1"><text:span text:style-name="T1">import os</text:span></text:p>
      <text:p text:style-name="P1"><text:span text:style-name="T1">os.system('rm -rf /3data/casapy-stable-31.0.13516-001-64b/bin/image.res* /3data/casapy-stable-31.0.13516-001-64b/bin/image.clean /3data/casapy-stable-31.0.13516-001-64b/bin/image.psf /3data/casapy-stable-31.0.13516-001-64b/bin/test_image.fits')</text:span></text:p>
      <text:p text:style-name="P1"><text:span text:style-name="T1"/></text:p>
      <text:p text:style-name="P1"><text:span text:style-name="T1"># start using the imager (im) tool</text:span></text:p>
      <text:p text:style-name="P1"><text:span text:style-name="T1"/></text:p>
      <text:p text:style-name="P1"><text:span text:style-name="T1"># msname = '/3data/MS_sims1/SKA_LOGSPIRAL40_CASA_2.MS'</text:span></text:p>
      <text:p text:style-name="P1"><text:span text:style-name="T1"># msname = '/3data/MS_sims1/SKA_LOGSPIRAL40_CASA_3.MS'</text:span></text:p>
      <text:p text:style-name="P1"><text:span text:style-name="T1"># msname = '/3data/MS_sims1/SKA_LOGSPIRAL40_CASA_1src.MS'</text:span></text:p>
      <text:p text:style-name="P1"><text:span text:style-name="T1"># msname = '/3data/MS_sims1/SKA_LOGSPIRAL40_CASA_0src.MS'</text:span></text:p>
      <text:p text:style-name="P1"><text:span text:style-name="T1"># msname = '/3data/MS_sims1/SKA_LOGSPIRAL40_CASA_2src.MS'</text:span></text:p>
      <text:p text:style-name="P1"><text:span text:style-name="T1"># msname = '/3data/MS_sims1/SKA_LOGSPIRAL50_CASA_2src.MS'</text:span></text:p>
      <text:p text:style-name="P1"><text:span text:style-name="T1"># msname = '/3data/MS_sims1/SKA_LOGSPIRAL75_CASA_2src.MS'</text:span></text:p>
      <text:p text:style-name="P1"><text:span text:style-name="T1"># msname = '/3data/MS_sims1/SKA_LOGSPIRAL100_CASA_2src.MS'</text:span></text:p>
      <text:p text:style-name="P1"><text:span text:style-name="T1">msname = '/3data/MS_sims1/SKA_LOGSPIRAL150_CASA_2src.MS'</text:span></text:p>
      <text:p text:style-name="P1"><text:span text:style-name="T1"># msname = '/3data/MS_sims1/SKA_LOGSPIRAL175_CASA_2src.MS'</text:span></text:p>
      <text:p text:style-name="P1"><text:span text:style-name="T1"># msname = '/3data/MS_sims1/SKA_LOGSPIRAL40_CASA_1src_off.MS'</text:span></text:p>
      <text:p text:style-name="P1"><text:span text:style-name="T1"># msname = '/3data/MS_sims1/SKA_LOGSPIRAL40_CASA_1src_offset.MS'</text:span></text:p>
      <text:p text:style-name="P1"><text:span text:style-name="T1"># msname = '/3data/MS_sims1/SKA_LOGSPIRAL40_CASA.MSs'</text:span></text:p>
      <text:p text:style-name="P1"><text:span text:style-name="T1"># msname = '/3data/MS_sims1/SKA_LOGSPIRAL40_MEQ.MS'</text:span></text:p>
      <text:p text:style-name="P1"><text:span text:style-name="T1"># msname = '/3data/MS_sims1/SKA_LOGSPIRAL50_MEQ.MS'</text:span></text:p>
      <text:p text:style-name="P1"><text:span text:style-name="T1"># msname = '/3data/MS_sims1/ASKAP_sim_orig.MS'</text:span></text:p>
      <text:p text:style-name="P1"><text:span text:style-name="T1">cellsize = '8arcsec'</text:span></text:p>
      <text:p text:style-name="P1"><text:span text:style-name="T1">imsize = 2048</text:span></text:p>
      <text:p text:style-name="P1"><text:span text:style-name="T1">restored_image = 'image.restored'</text:span></text:p>
      <text:p text:style-name="P1"><text:span text:style-name="T1">model_image = 'image.clean'</text:span></text:p>
      <text:p text:style-name="P1"><text:span text:style-name="T1">residual_image = 'image.residual'</text:span></text:p>
      <text:p text:style-name="P1"><text:span text:style-name="T1">psf_image = 'image.psf'</text:span></text:p>
      <text:p text:style-name="P1"><text:span text:style-name="T1">flux_image = 'image.flux'</text:span></text:p>
      <text:p text:style-name="P1"><text:span text:style-name="T1"/></text:p>
      <text:p text:style-name="P1"><text:span text:style-name="T1"># im.selectvis(vis=msname, field=0)</text:span></text:p>
      <text:p text:style-name="P1"><text:span text:style-name="T1">im.selectvis(vis=msname)</text:span></text:p>
      <text:p text:style-name="P1"><text:span text:style-name="T1">im.defineimage(stokes='I',mode='mfs',cellx=cellsize, celly=cellsize, nx=imsize, ny=imsize)</text:span></text:p>
      <text:p text:style-name="P1"><text:span text:style-name="T1"># we use w-projection correction<text:s text:c="6"/></text:span></text:p>
      <text:p text:style-name="P1"><text:span text:style-name="T1"/></text:p>
      <text:p text:style-name="P1"><text:span text:style-name="T1">im.setoptions(ftmachine='wproject', wprojplanes=128)</text:span></text:p>
      <text:p text:style-name="P1"><text:span text:style-name="T1"/></text:p>
      <text:p text:style-name="P1"><text:span text:style-name="T1">im.weight(type='uniform')</text:span></text:p>
      <text:p text:style-name="P1"><text:span text:style-name="T1"/></text:p>
      <text:p text:style-name="P1"><text:span text:style-name="T1">#function call for CLEAN</text:span></text:p>
      <text:p text:style-name="P1"><text:span text:style-name="T1"/></text:p>
      <text:p text:style-name="P1"><text:span text:style-name="T1"># default('clean')</text:span></text:p>
      <text:p text:style-name="P1"><text:span text:style-name="T1"># clean(gridmode='aprojection', cfcache= 'cfcache.dir',painc=10.0)</text:span></text:p>
      <text:p text:style-name="P1"><text:span text:style-name="T1"># gridmode='aprojection'</text:span></text:p>
      <text:p text:style-name="P1"><text:span text:style-name="T1"># cfcache= 'cfcache.dir'</text:span></text:p>
      <text:p text:style-name="P1"><text:span text:style-name="T1"># painc=10.0</text:span></text:p>
      <text:p text:style-name="P1"><text:span text:style-name="T1"/></text:p>
      <text:p text:style-name="P1"><text:span text:style-name="T1">im.clean(algorithm='wfclark', niter=0, gain=0.1, threshold='0.0mJy',</text:span></text:p>
      <text:p text:style-name="P1"><text:span text:style-name="T1"><text:s text:c="18"/>displayprogress=True, interactive=False,</text:span></text:p>
      <text:p text:style-name="P1"><text:span text:style-name="T1"><text:s text:c="18"/>image=restored_image, model=model_image, psfimage=psf_image,</text:span></text:p>
      <text:p text:style-name="P1"><text:span text:style-name="T1"><text:s text:c="18"/>residual=residual_image)</text:span></text:p>
      <text:p text:style-name="P1"><text:span text:style-name="T1"/></text:p>
      <text:p text:style-name="P1"><text:span text:style-name="T1"># clean(im.clean)</text:span></text:p>
      <text:p text:style-name="P1"><text:span text:style-name="T1"># use the image (ia) tool to get a fits file output</text:span></text:p>
      <text:p text:style-name="P1"><text:span text:style-name="T1">#ia.open(restored_image)</text:span></text:p>
      <text:p text:style-name="P1"><text:span text:style-name="T1">#ia.tofits('/3data/MS_sims1/casa_sims_fits/SKA_LOGSPIRAL40_CASA_2_90min_2src_75arcmin_2048_64ch_1400mhz_cortes_uni_w128.fits')</text:span></text:p>
      <text:p text:style-name="P1"><text:span text:style-name="T1">#os.system('ds9 /3data/MS_sims1/casa_sims_fits/SKA_LOGSPIRAL40_CASA_2_90min_2src_75arcmin_2048_64ch_1400mhz_cortes_uni_w128_modchane1.fits &amp;')</text:span></text:p>
      <text:p text:style-name="P1"><text:span text:style-name="T1">#os.system('/home/yashar/Downloads/casapy-30.2.11761-001-64b/bin/casaviewer /3data/MS_sims1/casa_sims_fits/SKA_LOGSPIRAL40_CASA_2_90min_2src_75arcmin_2048_64ch_1400mhz_cortes_uni_w128_modchane1.fits &amp;')</text:span></text:p>
      <text:p text:style-name="P1"><text:span text:style-name="T1"/></text:p>
      <text:p text:style-name="P1"><text:span text:style-name="T1">ia.open(restored_image)</text:span></text:p>
      <text:p text:style-name="P1"><text:span text:style-name="T1">ia.tofits('/3data/MS_sims1/casa_sims_fits/SKA_LOGSPIRAL150_CASA_90min_2src_75arcmin_2048_64ch_1400mhz_cortes_CORRDATA_uni_w128_aproj_casaimag.fits')</text:span></text:p>
      <text:p text:style-name="P1"><text:span text:style-name="T1">os.system('ds9 /3data/MS_sims1/casa_sims_fits/SKA_LOGSPIRAL150_CASA_90min_2src_75arcmin_2048_64ch_1400mhz_cortes_CORRDATA_uni_w128_aproj_casaimag.fits &amp;')</text:span></text:p>
      <text:p text:style-name="P1"><text:span text:style-name="T1">os.system('/home/yashar/Downloads/casapy-30.2.11761-001-64b/bin/casaviewer /3data/MS_sims1/casa_sims_fits/SKA_LOGSPIRAL150_CASA_90min_2src_75arcmin_2048_64ch_1400mhz_cortes_CORRDATA_uni_w128_aproj_casaimag.fits &amp;')</text:span></text:p>
      <text:p text:style-name="P1"><text:span text:style-name="T1"/></text:p>
      <text:p text:style-name="P1"><text:span text:style-name="T1"># ia.open(flux_image)</text:span></text:p>
      <text:p text:style-name="P1"><text:span text:style-name="T1"># ia.tofits('/3data/MS_sims1/casa_sims_fits/flux_image_test.fits')</text:span></text:p>
      <text:p text:style-name="P1"><text:span text:style-name="T1"># os.system('/home/yashar/Downloads/casapy-30.2.11761-001-64b/bin/casaviewer /3data/MS_sims1/casa_sims_fits/flux_image_test.fits &amp;')</text:span></text:p>
      <text:p text:style-name="P1"><text:span text:style-name="T1"/></text:p>
      <text:p text:style-name="P1"><text:span text:style-name="T1"># ia.open(model_image)</text:span></text:p>
      <text:p text:style-name="P1"><text:span text:style-name="T1"># ia.tofits('/3data/MS_sims1/casa_sims_fits/SKA_LOGSPIRAL40_CASA_2_90min_2src_75arcmin_2048_64ch_1400mhz_cortes_uni_w128_model_image.fits')</text:span></text:p>
      <text:p text:style-name="P1"><text:span text:style-name="T1"># os.system('ds9 /3data/MS_sims1/casa_sims_fits/SKA_LOGSPIRAL40_CASA_2_90min_2src_75arcmin_2048_64ch_1400mhz_cortes_uni_w128_model_image.fits &amp;')</text:span></text:p>
      <text:p text:style-name="P1"><text:span text:style-name="T1"># os.system('/home/yashar/Downloads/casapy-30.2.11761-001-64b/bin/casaviewer /3data/MS_sims1/casa_sims_fits/SKA_LOGSPIRAL40_CASA_2_90min_2src_75arcmin_2048_64ch_1400mhz_cortes_uni_w128_model_image.fits &amp;')</text:span></text:p>
      <text:p text:style-name="P1"><text:span text:style-name="T1"/></text:p>
      <text:p text:style-name="P1"><text:span text:style-name="T1"># ia.open(residual_image)</text:span></text:p>
      <text:p text:style-name="P1"><text:span text:style-name="T1"># ia.tofits('/3data/MS_sims1/casa_sims_fits/SKA_LOGSPIRAL40_CASA_2_90min_2src_75arcmin_2048_64ch_1400mhz_cortes_uni_w128_resid_image.fits')</text:span></text:p>
      <text:p text:style-name="P1"><text:span text:style-name="T1"># os.system('ds9 /3data/MS_sims1/casa_sims_fits/SKA_LOGSPIRAL40_CASA_2_90min_2src_75arcmin_2048_64ch_1400mhz_cortes_uni_w128_resid_image.fits &amp;')</text:span></text:p>
      <text:p text:style-name="P1"><text:span text:style-name="T1"># os.system('/home/yashar/Downloads/casapy-30.2.11761-001-64b/bin/casaviewer /3data/MS_sims1/casa_sims_fits/SKA_LOGSPIRAL40_CASA_2_90min_2src_75arcmin_2048_64ch_1400mhz_cortes_uni_w128_resid_image.fits &amp;')</text:span></text:p>
      <text:p text:style-name="P1"><text:span text:style-name="T1"/></text:p>
      <text:p text:style-name="P1"><text:span text:style-name="T1"># ia.open(psf_image)</text:span></text:p>
      <text:p text:style-name="P1"><text:span text:style-name="T1"># ia.tofits('/3data/MS_sims1/casa_sims_fits/SKA_LOGSPIRAL40_CASA_2_90min_2src_75arcmin_2048_64ch_1400mhz_cortes_uni_w128_psf_image.fits')</text:span></text:p>
      <text:p text:style-name="P1"><text:span text:style-name="T1"># os.system('ds9 /3data/MS_sims1/casa_sims_fits/SKA_LOGSPIRAL40_CASA_2_90min_2src_75arcmin_2048_64ch_1400mhz_cortes_uni_w128_psf_image.fits &amp;')</text:span></text:p>
      <text:p text:style-name="P1"><text:span text:style-name="T1"># os.system('/home/yashar/Downloads/casapy-30.2.11761-001-64b/bin/casaviewer /3data/MS_sims1/casa_sims_fits/SKA_LOGSPIRAL40_CASA_2_90min_2src_75arcmin_2048_64ch_1400mhz_cortes_uni_w128_psf_image.fits &amp;'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